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89cc" officeooo:paragraph-rsid="003b89c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3a3baa"/>
    </style:style>
    <style:style style:name="P4" style:family="paragraph" style:parent-style-name="Standard">
      <style:paragraph-properties fo:text-align="start" style:justify-single-word="false"/>
      <style:text-properties officeooo:paragraph-rsid="00341927"/>
    </style:style>
    <style:style style:name="P5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7" style:family="paragraph" style:parent-style-name="Standard" style:list-style-name="L10">
      <style:paragraph-properties fo:text-align="start" style:justify-single-word="false"/>
      <style:text-properties officeooo:paragraph-rsid="003a3baa"/>
    </style:style>
    <style:style style:name="P8" style:family="paragraph" style:parent-style-name="Standard" style:list-style-name="L11">
      <style:paragraph-properties fo:text-align="start" style:justify-single-word="false"/>
      <style:text-properties officeooo:paragraph-rsid="003a3baa"/>
    </style:style>
    <style:style style:name="P9" style:family="paragraph" style:parent-style-name="Standard" style:list-style-name="L14">
      <style:paragraph-properties fo:text-align="start" style:justify-single-word="false"/>
      <style:text-properties officeooo:paragraph-rsid="004d12e7"/>
    </style:style>
    <style:style style:name="P10" style:family="paragraph" style:parent-style-name="Standard">
      <style:paragraph-properties fo:text-align="start" style:justify-single-word="false"/>
      <style:text-properties officeooo:paragraph-rsid="004d12e7"/>
    </style:style>
    <style:style style:name="P11" style:family="paragraph" style:parent-style-name="Standard" style:list-style-name="L18">
      <style:paragraph-properties fo:text-align="start" style:justify-single-word="false"/>
      <style:text-properties officeooo:paragraph-rsid="004d12e7"/>
    </style:style>
    <style:style style:name="P12" style:family="paragraph" style:parent-style-name="Standard" style:list-style-name="L16">
      <style:paragraph-properties fo:text-align="start" style:justify-single-word="false"/>
      <style:text-properties officeooo:paragraph-rsid="004d12e7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14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5" style:family="paragraph" style:parent-style-name="Standard" style:list-style-name="L1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4d12e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d12e7" officeooo:paragraph-rsid="004d12e7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0359" style:font-size-asian="12pt" style:font-size-complex="12pt"/>
    </style:style>
    <style:style style:name="T3" style:family="text">
      <style:text-properties fo:font-size="12pt" officeooo:rsid="00341927" style:font-size-asian="12pt" style:font-size-complex="12pt"/>
    </style:style>
    <style:style style:name="T4" style:family="text">
      <style:text-properties fo:font-size="12pt" officeooo:rsid="0039c144" style:font-size-asian="12pt" style:font-size-complex="12pt"/>
    </style:style>
    <style:style style:name="T5" style:family="text">
      <style:text-properties fo:font-size="12pt" officeooo:rsid="00409d90" style:font-size-asian="12pt" style:font-size-complex="12pt"/>
    </style:style>
    <style:style style:name="T6" style:family="text">
      <style:text-properties fo:font-size="12pt" officeooo:rsid="004675fc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61a15"/>
    </style:style>
    <style:style style:name="T9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26" style:family="text">
      <style:text-properties officeooo:rsid="003a3baa"/>
    </style:style>
    <style:style style:name="T27" style:family="text">
      <style:text-properties officeooo:rsid="004675fc"/>
    </style:style>
    <style:style style:name="T2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4d12e7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35a366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39c14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409d90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e7a3a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5a366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09d90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9c14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officeooo:rsid="004d12e7" style:font-size-asian="12pt" style:font-size-complex="12pt"/>
    </style:style>
    <style:style style:name="T44" style:family="text">
      <style:text-properties officeooo:rsid="004e7a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9">4</text:span><text:span text:style-name="T23">0</text:span><text:span text:style-name="T25">2</text:span><text:span text:style-name="T18"> - </text:span><text:span text:style-name="T20">A/</text:span><text:span text:style-name="T21">A</text:span><text:span text:style-name="T22"> - </text:span><text:span text:style-name="T25">Guns, Missiles</text:span></text:p>
      <text:p text:style-name="P1"/>
      <text:p text:style-name="P2">Best sustained corner speed: 700-800 kph??</text:p>
      <text:p text:style-name="P1"/>
      <text:p text:style-name="P3"><text:span text:style-name="T14">WVR combat </text:span><text:span text:style-name="T16">and </text:span><text:span text:style-name="T17">CAC (dogfight) modes</text:span></text:p>
      <text:list xml:id="list1795243950" text:style-name="L10">
        <text:list-item>
          <text:p text:style-name="P7"><text:span text:style-name="T13">Use</text:span><text:span text:style-name="T9"> </text:span><text:span text:style-name="T24">Dish</text:span><text:span text:style-name="T15"> Hat</text:span><text:span text:style-name="T10"> for </text:span><text:span text:style-name="T12">CAC (</text:span><text:span text:style-name="T10">dogfight</text:span><text:span text:style-name="T12">)</text:span><text:span text:style-name="T10"> modes:</text:span></text:p>
        </text:list-item>
      </text:list>
      <text:list xml:id="list749846839" text:style-name="L11">
        <text:list-item>
          <text:list>
            <text:list-item>
              <text:p text:style-name="P8"><text:span text:style-name="T13">U</text:span><text:span text:style-name="T10">: </text:span><text:span text:style-name="T11">Boresight scan</text:span></text:p>
            </text:list-item>
            <text:list-item>
              <text:p text:style-name="P5"><text:span text:style-name="T27">D</text:span>: Vertical scan</text:p>
            </text:list-item>
            <text:list-item>
              <text:p text:style-name="P5">P: HMD sight</text:p>
            </text:list-item>
          </text:list>
        </text:list-item>
      </text:list>
      <text:list xml:id="list130524636486124" text:continue-list="list1795243950" text:style-name="L10">
        <text:list-item>
          <text:p text:style-name="P6"><text:span text:style-name="T8">W</text:span>hen using <text:span text:style-name="T26">any CAC (dogfight) mode, you must </text:span>press <text:span text:style-name="T7">TDC press</text:span> to lock.</text:p>
        </text:list-item>
      </text:list>
      <text:p text:style-name="P13"/>
      <text:p text:style-name="P16">Guns -- GSh-30-1 30 mm cannon, 150 rounds</text:p>
      <text:list xml:id="list251526320" text:style-name="L14">
        <text:list-item>
          <text:p text:style-name="P14">Toggle gun with <text:span text:style-name="T7">Gray Reset Hat back</text:span>.</text:p>
        </text:list-item>
        <text:list-item>
          <text:p text:style-name="P14">Radar will automatically lock targets in HUD, you might have to press <text:span text:style-name="T7">TDC press</text:span> to force a lock if it doesn't lock automatically.</text:p>
        </text:list-item>
        <text:list-item>
          <text:p text:style-name="P14">Circle around pipper shows range, 0 to 1200 m.</text:p>
        </text:list-item>
        <text:list-item>
          <text:p text:style-name="P14">Boxed number in bottom right of HUD shows remaining ammo in quarters:</text:p>
          <text:list>
            <text:list-item>
              <text:p text:style-name="P14">4 = full</text:p>
            </text:list-item>
            <text:list-item>
              <text:p text:style-name="P14">3 = 3/4 ammo remaining</text:p>
            </text:list-item>
            <text:list-item>
              <text:p text:style-name="P14">2 = 2/4 ammo remaining</text:p>
            </text:list-item>
            <text:list-item>
              <text:p text:style-name="P14">1 = 1/4 ammo remaining</text:p>
            </text:list-item>
          </text:list>
        </text:list-item>
        <text:list-item>
          <text:p text:style-name="P9"><text:span text:style-name="T29">Fire with </text:span><text:span text:style-name="T41">Trigger</text:span><text:span text:style-name="T29">.</text:span></text:p>
        </text:list-item>
      </text:list>
      <text:p text:style-name="P10"><text:span text:style-name="T29"/></text:p>
      <text:p text:style-name="P18"><text:span text:style-name="T42">Missiles</text:span></text:p>
      <text:list xml:id="list3324669920" text:style-name="L16">
        <text:list-item>
          <text:p text:style-name="P12"><text:span text:style-name="T34">Cycle</text:span><text:span text:style-name="T29"> missiles with </text:span><text:span text:style-name="T41">Lower Gray Button</text:span><text:span text:style-name="T29">. <text:s/>Selected station is shown in bottom of HUD, missile type in lower right of HUD.</text:span></text:p>
        </text:list-item>
        <text:list-item>
          <text:p text:style-name="P15">When you have Launch Authority (<text:span text:style-name="T7">LA</text:span> in bottom center of HUD), fire with <text:span text:style-name="T7">Trigger</text:span>.</text:p>
        </text:list-item>
      </text:list>
      <text:p text:style-name="P13"/>
      <text:p text:style-name="P17"><text:span text:style-name="T43">Missile types</text:span></text:p>
      <text:list xml:id="list3773665479" text:style-name="L18">
        <text:list-item>
          <text:p text:style-name="P11"><text:span text:style-name="T35">R-60M </text:span><text:span text:style-name="T36">(AA-8 </text:span><text:span text:style-name="T35">Aphid</text:span><text:span text:style-name="T36">)</text:span><text:span text:style-name="T30"> -- </text:span><text:span text:style-name="T32">IR, l</text:span><text:span text:style-name="T30">imited all aspect, </text:span><text:span text:style-name="T29">very </text:span><text:span text:style-name="T30">short range</text:span></text:p>
        </text:list-item>
        <text:list-item>
          <text:p text:style-name="P11"><text:span text:style-name="T38">R-73</text:span><text:span text:style-name="T35"> </text:span><text:span text:style-name="T36">(AA-</text:span><text:span text:style-name="T38">11 Archer</text:span><text:span text:style-name="T36">)</text:span><text:span text:style-name="T30"> -- </text:span><text:span text:style-name="T32">IR, a</text:span><text:span text:style-name="T30">ll aspect </text:span><text:span text:style-name="T31">HOB</text:span></text:p>
        </text:list-item>
        <text:list-item>
          <text:p text:style-name="P11"><text:span text:style-name="T39">R</text:span><text:span text:style-name="T37">-27</text:span><text:span text:style-name="T41">R/ER</text:span><text:span text:style-name="T37"> (AA-10 Alamo</text:span><text:span text:style-name="T41">-A/C</text:span><text:span text:style-name="T37">)</text:span><text:span text:style-name="T32"> -- SARH</text:span></text:p>
        </text:list-item>
        <text:list-item>
          <text:p text:style-name="P11"><text:span text:style-name="T39">R</text:span><text:span text:style-name="T37">-27</text:span><text:span text:style-name="T41">T/ET</text:span><text:span text:style-name="T37"> (AA-10 Alamo</text:span><text:span text:style-name="T41">-B/D</text:span><text:span text:style-name="T37">)</text:span><text:span text:style-name="T32"> -- </text:span><text:span text:style-name="T33">IR</text:span><text:span text:style-name="T29">, all aspect??</text:span></text:p>
        </text:list-item>
        <text:list-item>
          <text:p text:style-name="P11"><text:span text:style-name="T39">R-77 (AA-12 Adder)</text:span><text:span text:style-name="T31"> -- Active </text:span><text:span text:style-name="T29">r</text:span><text:span text:style-name="T31">adar</text:span><text:span text:style-name="T29"> homing, </text:span><text:span text:style-name="T31">MiG-29S only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7T13:05:22.506000000</dc:date>
    <meta:editing-duration>P1DT3H32M14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226" meta:character-count="1159" meta:non-whitespace-character-count="980"/>
  </office:meta>
</office:document-meta>
</file>